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1A324F210B78F523.jpg" manifest:media-type="image/jpeg"/>
  <manifest:file-entry manifest:full-path="Pictures/10000000000001F4000001F4AC4AEF2185D086B0.jpg" manifest:media-type="image/jpeg"/>
  <manifest:file-entry manifest:full-path="Pictures/10000000000001F4000001F4838A83E79E1B8BCF.jpg" manifest:media-type="image/jpeg"/>
  <manifest:file-entry manifest:full-path="Pictures/10000000000001F4000001F48E5861A2CA5A30AB.jpg" manifest:media-type="image/jpeg"/>
  <manifest:file-entry manifest:full-path="Pictures/10000000000001F4000001F4943B0453C38B498F.jpg" manifest:media-type="image/jpeg"/>
  <manifest:file-entry manifest:full-path="Pictures/10000000000001F4000001F4A1F5524BC1C47DA7.jpg" manifest:media-type="image/jpeg"/>
  <manifest:file-entry manifest:full-path="Pictures/10000000000001F4000001F4C262DB09705583DE.jpg" manifest:media-type="image/jpeg"/>
  <manifest:file-entry manifest:full-path="Pictures/10000000000001F4000001F43502161846140FC5.jpg" manifest:media-type="image/jpeg"/>
  <manifest:file-entry manifest:full-path="Pictures/10000000000001F4000001F4F879677D1EBAE9E3.jpg" manifest:media-type="image/jpeg"/>
  <manifest:file-entry manifest:full-path="Pictures/10000000000001F4000001F4851837C4B678BF36.jpg" manifest:media-type="image/jpeg"/>
  <manifest:file-entry manifest:full-path="Pictures/10000000000001F4000001F441D8C3FBF968EF85.jpg" manifest:media-type="image/jpeg"/>
  <manifest:file-entry manifest:full-path="Pictures/10000000000001F4000001F4A7E5464752807FF1.jpg" manifest:media-type="image/jpeg"/>
  <manifest:file-entry manifest:full-path="Pictures/10000000000001F4000001F4A1660C74325FCF27.jpg" manifest:media-type="image/jpeg"/>
  <manifest:file-entry manifest:full-path="Pictures/10000000000001F4000001F423B38317276A4A36.jpg" manifest:media-type="image/jpeg"/>
  <manifest:file-entry manifest:full-path="Pictures/10000000000001F4000001F46ECF0B5705100491.jpg" manifest:media-type="image/jpeg"/>
  <manifest:file-entry manifest:full-path="Pictures/10000000000001F4000001F4222667604F0F0A97.jpg" manifest:media-type="image/jpeg"/>
  <manifest:file-entry manifest:full-path="Pictures/10000000000001F4000001F4A162173D0C087C5B.jpg" manifest:media-type="image/jpeg"/>
  <manifest:file-entry manifest:full-path="Pictures/10000000000001F4000001F4CC23F1C88407CBA2.jpg" manifest:media-type="image/jpeg"/>
  <manifest:file-entry manifest:full-path="Pictures/10000000000001F4000001F4EACD5ABA8DA749C0.jpg" manifest:media-type="image/jpeg"/>
  <manifest:file-entry manifest:full-path="Pictures/10000000000001F4000001F42E7B85DB2145F19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89cm" svg:height="2.489cm" svg:x="2.191cm" svg:y="2.924cm">
          <draw:image xlink:href="Pictures/10000000000001F4000001F43502161846140FC5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2.354cm" svg:y="2.93cm">
          <draw:image xlink:href="Pictures/10000000000001F4000001F4222667604F0F0A97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7.274cm" svg:y="2.93cm">
          <draw:image xlink:href="Pictures/10000000000001F4000001F4A1660C74325FCF27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7.434cm" svg:y="2.93cm">
          <draw:image xlink:href="Pictures/10000000000001F4000001F441D8C3FBF968EF8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8.01cm">
          <draw:image xlink:href="Pictures/10000000000001F4000001F4F879677D1EBAE9E3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8.01cm">
          <draw:image xlink:href="Pictures/10000000000001F4000001F423B38317276A4A36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8.01cm">
          <draw:image xlink:href="Pictures/10000000000001F4000001F46ECF0B570510049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8.01cm">
          <draw:image xlink:href="Pictures/10000000000001F4000001F4A162173D0C087C5B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13.09cm">
          <draw:image xlink:href="Pictures/10000000000001F4000001F42E7B85DB2145F19D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13.09cm">
          <draw:image xlink:href="Pictures/10000000000001F4000001F4CC23F1C88407CBA2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13.09cm">
          <draw:image xlink:href="Pictures/10000000000001F4000001F4EACD5ABA8DA749C0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13.09cm">
          <draw:image xlink:href="Pictures/10000000000001F4000001F4A7E5464752807FF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18.17cm">
          <draw:image xlink:href="Pictures/10000000000001F4000001F4851837C4B678BF36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18.17cm">
          <draw:image xlink:href="Pictures/10000000000001F4000001F4C262DB09705583DE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18.17cm">
          <draw:image xlink:href="Pictures/10000000000001F4000001F4943B0453C38B498F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18.17cm">
          <draw:image xlink:href="Pictures/10000000000001F4000001F48E5861A2CA5A30AB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245cm" svg:y="23.25cm">
          <draw:image xlink:href="Pictures/10000000000001F4000001F4A1F5524BC1C47DA7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405cm" svg:y="23.25cm">
          <draw:image xlink:href="Pictures/10000000000001F4000001F4838A83E79E1B8BCF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325cm" svg:y="23.25cm">
          <draw:image xlink:href="Pictures/10000000000001F4000001F4AC4AEF2185D086B0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85cm" svg:y="23.25cm">
          <draw:image xlink:href="Pictures/10000000000001F4000001F41A324F210B78F523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31T04:05:59.882089758</meta:creation-date>
    <dc:date>2025-02-03T11:26:23.479781836</dc:date>
    <meta:editing-duration>PT12H56M52S</meta:editing-duration>
    <meta:editing-cycles>14</meta:editing-cycles>
    <meta:generator>LibreOffice/6.4.7.2$Linux_X86_64 LibreOffice_project/40$Build-2</meta:generator>
    <meta:print-date>2025-01-28T11:32:22.080689215</meta:print-date>
    <meta:document-statistic meta:object-count="20"/>
  </office:meta>
</office:document-meta>
</file>